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20000009000045C400002BEE6AA34AF0.svm" manifest:media-type=""/>
  <manifest:file-entry manifest:full-path="Pictures/20000009000044F100002FDBE0F2F532.svm" manifest:media-type=""/>
  <manifest:file-entry manifest:full-path="Pictures/2000000900003A310000230A06B48B07.svm" manifest:media-type=""/>
  <manifest:file-entry manifest:full-path="Pictures/200000090000448700002762A65B49AC.svm" manifest:media-type=""/>
  <manifest:file-entry manifest:full-path="Pictures/2000000900003A4C000020F98E10FEB1.svm" manifest:media-type=""/>
  <manifest:file-entry manifest:full-path="Pictures/200000090000450B0000307AB37B7165.svm" manifest:media-type=""/>
  <manifest:file-entry manifest:full-path="Pictures/2000000900003A6600002149D6BCE339.svm" manifest:media-type=""/>
  <manifest:file-entry manifest:full-path="Pictures/20000009000041D700002EB880E057E9.svm" manifest:media-type=""/>
  <manifest:file-entry manifest:full-path="Pictures/2000000900003A800000208FB5215B6E.svm" manifest:media-type=""/>
  <manifest:file-entry manifest:full-path="Pictures/2000000900004526000030607B7E8532.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8.437cm" fo:margin-left="0.168cm" table:align="left"/>
    </style:style>
    <style:style style:name="Table1.A" style:family="table-column">
      <style:table-column-properties style:column-width="5.498cm"/>
    </style:style>
    <style:style style:name="Table1.B" style:family="table-column">
      <style:table-column-properties style:column-width="2.939cm"/>
    </style:style>
    <style:style style:name="Table1.A1" style:family="table-cell">
      <style:table-cell-properties style:vertical-align="middle" fo:padding="0.185cm" fo:border="0.25pt solid #000000"/>
    </style:style>
    <style:style style:name="P1" style:family="paragraph" style:parent-style-name="Text_20_body">
      <style:paragraph-properties fo:text-align="center" style:justify-single-word="false"/>
      <style:text-properties fo:color="#000000" fo:font-size="18pt" fo:font-weight="bold" style:font-size-asian="18pt" style:font-weight-asian="bold"/>
    </style:style>
    <style:style style:name="P2" style:family="paragraph" style:parent-style-name="Text_20_body">
      <style:paragraph-properties fo:text-align="center" style:justify-single-word="false"/>
      <style:text-properties fo:color="#000000" fo:font-size="14pt" fo:font-weight="bold" style:font-size-asian="14pt" style:font-weight-asian="bold" style:font-size-complex="14pt"/>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146b43"/>
    </style:style>
    <style:style style:name="P5" style:family="paragraph" style:parent-style-name="Text_20_body">
      <style:text-properties officeooo:paragraph-rsid="0015f12d"/>
    </style:style>
    <style:style style:name="P6" style:family="paragraph" style:parent-style-name="Text_20_body">
      <style:text-properties officeooo:paragraph-rsid="00186e27"/>
    </style:style>
    <style:style style:name="P7" style:family="paragraph" style:parent-style-name="Text_20_body">
      <style:text-properties officeooo:paragraph-rsid="00194cfb"/>
    </style:style>
    <style:style style:name="P8" style:family="paragraph" style:parent-style-name="Text_20_body">
      <style:text-properties officeooo:rsid="00186e27" officeooo:paragraph-rsid="00186e27"/>
    </style:style>
    <style:style style:name="P9" style:family="paragraph" style:parent-style-name="Text_20_body">
      <style:text-properties officeooo:rsid="00194cfb"/>
    </style:style>
    <style:style style:name="P10" style:family="paragraph" style:parent-style-name="Table_20_Contents">
      <style:text-properties fo:color="#000000" style:font-name="Arial" fo:font-size="11pt" style:font-size-asian="11pt"/>
    </style:style>
    <style:style style:name="P11" style:family="paragraph" style:parent-style-name="Standard">
      <style:text-properties officeooo:rsid="00168af1" officeooo:paragraph-rsid="00168af1"/>
    </style:style>
    <style:style style:name="P12" style:family="paragraph" style:parent-style-name="Standard">
      <style:text-properties officeooo:paragraph-rsid="00168af1"/>
    </style:style>
    <style:style style:name="P13" style:family="paragraph" style:parent-style-name="Standard">
      <style:text-properties officeooo:paragraph-rsid="001c938e"/>
    </style:style>
    <style:style style:name="P14" style:family="paragraph" style:parent-style-name="Heading_20_1">
      <style:paragraph-properties fo:text-align="center" style:justify-single-word="false"/>
      <style:text-properties fo:color="#000000" style:font-name="Times New Roman"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5" style:family="paragraph" style:parent-style-name="Heading_20_1">
      <style:paragraph-properties fo:text-align="center" style:justify-single-word="false"/>
      <style:text-properties fo:color="#000000" style:font-name="Times New Roman" fo:font-size="22pt" style:font-size-asian="22pt" style:font-size-complex="22pt"/>
    </style:style>
    <style:style style:name="P16" style:family="paragraph" style:parent-style-name="Heading_20_1">
      <style:paragraph-properties fo:text-align="center" style:justify-single-word="false"/>
      <style:text-properties fo:color="#000000" style:font-name="Times New Roman" fo:font-size="18pt" style:font-size-asian="18pt"/>
    </style:style>
    <style:style style:name="P17" style:family="paragraph" style:parent-style-name="Heading_20_1">
      <style:paragraph-properties fo:text-align="center" style:justify-single-word="false"/>
    </style:style>
    <style:style style:name="P18" style:family="paragraph" style:parent-style-name="Heading_20_1">
      <style:text-properties officeooo:paragraph-rsid="00168af1"/>
    </style:style>
    <style:style style:name="P19" style:family="paragraph" style:parent-style-name="Heading_20_1">
      <style:text-properties officeooo:rsid="001b2ed4"/>
    </style:style>
    <style:style style:name="P20" style:family="paragraph" style:parent-style-name="Heading_20_1" style:master-page-name="MP0">
      <style:paragraph-properties fo:text-align="center" style:justify-single-word="false" style:page-number="auto" fo:break-before="page"/>
      <style:text-properties fo:color="#000000" style:font-name="Times New Roman" fo:font-size="22pt" style:font-size-asian="22pt" style:font-size-complex="22pt"/>
    </style:style>
    <style:style style:name="P21" style:family="paragraph" style:parent-style-name="Heading_20_1" style:master-page-name="MPF1">
      <style:paragraph-properties style:page-number="1" fo:break-before="page"/>
      <style:text-properties fo:color="#000000"/>
    </style:style>
    <style:style style:name="P22" style:family="paragraph" style:parent-style-name="Heading_20_2">
      <style:text-properties officeooo:paragraph-rsid="001b7d29"/>
    </style:style>
    <style:style style:name="P23" style:family="paragraph" style:parent-style-name="Heading_20_2">
      <style:text-properties officeooo:rsid="00168af1"/>
    </style:style>
    <style:style style:name="P24" style:family="paragraph" style:parent-style-name="Heading_20_2">
      <style:text-properties officeooo:rsid="00168af1" officeooo:paragraph-rsid="001c938e"/>
    </style:style>
    <style:style style:name="P25" style:family="paragraph" style:parent-style-name="Heading_20_2">
      <style:text-properties officeooo:rsid="00186e27"/>
    </style:style>
    <style:style style:name="P26" style:family="paragraph" style:parent-style-name="Heading_20_2">
      <style:text-properties officeooo:rsid="00194cfb"/>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officeooo:rsid="001b2ed4" officeooo:paragraph-rsid="001b2ed4"/>
    </style:style>
    <style:style style:name="P30" style:family="paragraph" style:parent-style-name="Text_20_body">
      <style:text-properties officeooo:paragraph-rsid="001b7d29"/>
    </style:style>
    <style:style style:name="P31" style:family="paragraph" style:parent-style-name="Text_20_body">
      <style:text-properties officeooo:paragraph-rsid="001c938e"/>
    </style:style>
    <style:style style:name="P32" style:family="paragraph" style:parent-style-name="Text_20_body" style:list-style-name="L2">
      <style:paragraph-properties fo:margin-top="0cm" fo:margin-bottom="0cm" style:contextual-spacing="false"/>
    </style:style>
    <style:style style:name="T1" style:family="text">
      <style:text-properties fo:color="#004586" style:font-name="Times New Roman" fo:font-size="26pt" style:font-size-asian="26pt" style:font-size-complex="26pt"/>
    </style:style>
    <style:style style:name="T2" style:family="text">
      <style:text-properties fo:color="#000000"/>
    </style:style>
    <style:style style:name="T3" style:family="text">
      <style:text-properties fo:color="#000000" fo:font-size="18pt" fo:font-weight="bold" style:font-size-asian="18pt" style:language-asian="cs" style:country-asian="CZ" style:font-weight-asian="bold" style:language-complex="ar" style:country-complex="SA"/>
    </style:style>
    <style:style style:name="T4" style:family="text">
      <style:text-properties style:text-position="super 67%"/>
    </style:style>
    <style:style style:name="T5" style:family="text">
      <style:text-properties style:language-asian="cs" style:country-asian="CZ" style:language-complex="ar" style:country-complex="SA"/>
    </style:style>
    <style:style style:name="T6" style:family="text">
      <style:text-properties fo:font-size="10pt" style:letter-kerning="false" style:font-size-asian="10pt" style:language-asian="cs" style:country-asian="CZ" style:font-size-complex="10pt" style:language-complex="ar" style:country-complex="SA"/>
    </style:style>
    <style:style style:name="T7" style:family="text">
      <style:text-properties officeooo:rsid="00146b43"/>
    </style:style>
    <style:style style:name="T8" style:family="text">
      <style:text-properties officeooo:rsid="0015f12d"/>
    </style:style>
    <style:style style:name="T9" style:family="text">
      <style:text-properties fo:font-weight="normal" officeooo:rsid="0015f12d" style:font-weight-asian="normal" style:font-weight-complex="normal"/>
    </style:style>
    <style:style style:name="T10" style:family="text">
      <style:text-properties officeooo:rsid="00168af1"/>
    </style:style>
    <style:style style:name="T11" style:family="text">
      <style:text-properties officeooo:rsid="00186e27"/>
    </style:style>
    <style:style style:name="T12" style:family="text">
      <style:text-properties officeooo:rsid="00194cfb"/>
    </style:style>
    <style:style style:name="T13" style:family="text">
      <style:text-properties officeooo:rsid="001a9cab"/>
    </style:style>
    <style:style style:name="T14" style:family="text">
      <style:text-properties officeooo:rsid="001b7d29"/>
    </style:style>
    <style:style style:name="T15" style:family="text">
      <style:text-properties officeooo:rsid="001c938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5"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2LVL1" text:bullet-char="•">
        <style:list-level-properties text:space-before="0.748cm" text:min-label-width="0.499cm"/>
        <style:text-properties style:font-name="OpenSymbol"/>
      </text:list-level-style-bullet>
      <text:list-level-style-bullet text:level="2" text:style-name="WW_5f_CharLFO2LVL2" text:bullet-char="•">
        <style:list-level-properties text:space-before="1.995cm" text:min-label-width="0.499cm"/>
        <style:text-properties style:font-name="OpenSymbol"/>
      </text:list-level-style-bullet>
      <text:list-level-style-bullet text:level="3" text:style-name="WW_5f_CharLFO2LVL3" text:bullet-char="•">
        <style:list-level-properties text:space-before="3.242cm" text:min-label-width="0.499cm"/>
        <style:text-properties style:font-name="OpenSymbol"/>
      </text:list-level-style-bullet>
      <text:list-level-style-bullet text:level="4" text:style-name="WW_5f_CharLFO2LVL4" text:bullet-char="•">
        <style:list-level-properties text:space-before="4.489cm" text:min-label-width="0.499cm"/>
        <style:text-properties style:font-name="OpenSymbol"/>
      </text:list-level-style-bullet>
      <text:list-level-style-bullet text:level="5" text:style-name="WW_5f_CharLFO2LVL5" text:bullet-char="•">
        <style:list-level-properties text:space-before="5.736cm" text:min-label-width="0.499cm"/>
        <style:text-properties style:font-name="OpenSymbol"/>
      </text:list-level-style-bullet>
      <text:list-level-style-bullet text:level="6" text:style-name="WW_5f_CharLFO2LVL6" text:bullet-char="•">
        <style:list-level-properties text:space-before="6.983cm" text:min-label-width="0.499cm"/>
        <style:text-properties style:font-name="OpenSymbol"/>
      </text:list-level-style-bullet>
      <text:list-level-style-bullet text:level="7" text:style-name="WW_5f_CharLFO2LVL7" text:bullet-char="•">
        <style:list-level-properties text:space-before="8.23cm" text:min-label-width="0.499cm"/>
        <style:text-properties style:font-name="OpenSymbol"/>
      </text:list-level-style-bullet>
      <text:list-level-style-bullet text:level="8" text:style-name="WW_5f_CharLFO2LVL8" text:bullet-char="•">
        <style:list-level-properties text:space-before="9.478cm" text:min-label-width="0.499cm"/>
        <style:text-properties style:font-name="OpenSymbol"/>
      </text:list-level-style-bullet>
      <text:list-level-style-bullet text:level="9" text:style-name="WW_5f_CharLFO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af"/>
      </text:sequence-decls>
      <text:p text:style-name="P20">4IZ363 – Komplexní systémy</text:p>
      <text:p text:style-name="P14"/>
      <text:p text:style-name="P16"/>
      <text:p text:style-name="P16"/>
      <text:p text:style-name="P16"/>
      <text:p text:style-name="P15"/>
      <text:p text:style-name="P17"><text:bookmark text:name="internal-source-marker_0.649042840936237"/><text:span text:style-name="Standardní_20_písmo_20_odstavce"><text:span text:style-name="T1">Simulace situace pěší dopravy v oblasti východu z Hlavního nádraží Praha</text:span></text:span></text:p>
      <text:p text:style-name="P1"><text:s/></text:p>
      <text:p text:style-name="P3"><draw:frame draw:style-name="fr6" draw:name="graphics1" text:anchor-type="paragraph" svg:y="0cm" svg:width="12.111cm" svg:height="7.627cm" draw:z-index="17"><draw:image xlink:href="Pictures/20000009000045C400002BEE6AA34AF0.svm" xlink:type="simple" xlink:show="embed" xlink:actuate="onLoad"/></draw:frame><text:span text:style-name="Standardní_20_písmo_20_odstavce"><text:span text:style-name="T3"/></text:span></text:p>
      <text:p text:style-name="P1"/>
      <text:p text:style-name="P1"/>
      <text:p text:style-name="P1"/>
      <text:p text:style-name="P1"/>
      <text:p text:style-name="P1"/>
      <text:p text:style-name="P1"/>
      <text:p text:style-name="P1"/>
      <text:p text:style-name="P1"/>
      <text:p text:style-name="P1"/>
      <text:p text:style-name="P1"/>
      <text:p text:style-name="P2">Štěpán Pilař</text:p>
      <text:p text:style-name="P2">Vojtěch Zrůst</text:p>
      <text:p text:style-name="P2"/>
      <text:p text:style-name="P21">Úvod</text:p>
      <text:p text:style-name="Text_20_body"><text:span text:style-name="Standardní_20_písmo_20_odstavce"><text:span text:style-name="T2">Hlavní nádraží v Praze vytváří jeden z důležitých styčných bodů a tak není divu, že se zde ve špičce tvoří davy jejichž dynamika je ovlivňována mnoha faktory. V tomto projektu se zaměřujeme na východy </text:span></text:span><text:span text:style-name="Standardní_20_písmo_20_odstavce"><text:span text:style-name="T2">směřující k ulici Opletalova, konkrétně dvojici dveří </text:span></text:span><text:span text:style-name="Standardní_20_písmo_20_odstavce"><text:span text:style-name="T2">hned vedle oblíbené restaurace </text:span></text:span><text:span text:style-name="Standardní_20_písmo_20_odstavce"><text:span text:style-name="T2">Potrefená husa</text:span></text:span><text:span text:style-name="Standardní_20_písmo_20_odstavce"><text:span text:style-name="T2"> kam směřují lidé právě z Opletalovy ulice (přicházející z Masarykova nádraží, nebo Václavského náměstí)</text:span></text:span><text:span text:style-name="Standardní_20_písmo_20_odstavce"><text:span text:style-name="T2"> a také z tramvajové zastávky Hlavní nádraží</text:span></text:span><text:span text:style-name="Standardní_20_písmo_20_odstavce"><text:span text:style-name="T2"> (tra</text:span></text:span><text:span text:style-name="Standardní_20_písmo_20_odstavce"><text:span text:style-name="T2">mvaje č. 5, 9, 26). Cílem práce je zjistit, zda by změna některých param</text:span></text:span><text:span text:style-name="Standardní_20_písmo_20_odstavce"><text:span text:style-name="T2">e</text:span></text:span><text:span text:style-name="Standardní_20_písmo_20_odstavce"><text:span text:style-name="T2">trů </text:span></text:span><text:span text:style-name="Standardní_20_písmo_20_odstavce"><text:span text:style-name="T2">vedla ke změně charakteru provozu</text:span></text:span><text:span text:style-name="Standardní_20_písmo_20_odstavce"><text:span text:style-name="T2">.</text:span></text:span></text:p>
      <text:p text:style-name="Heading_20_1">Modelovaný systém</text:p>
      <text:p text:style-name="Text_20_body">Model zahrnuje prostor zhruba 16 x 20 m<text:span text:style-name="Standardní_20_písmo_20_odstavce"><text:span text:style-name="T4">2 <text:s/></text:span></text:span>kde zhruba polovinu tvoří venkovní prostory a druhou polovinu část prostoru haly. Uprostřed je pak stěna haly ve které jsou dvoje posuvné dveře. Každé dveře mají čidlo, které detekuje pohyb v určitém <text:span text:style-name="T7">rádiusu.</text:span></text:p>
      <text:p text:style-name="Text_20_body">Naměřené hodnoty prostoru a dveří zobrazuje následující tabulka a schéma:<text:bookmark text:name="internal-source-marker_0.999051371241916"/></text:p>
      <table:table table:name="Table1" table:style-name="Table1">
        <table:table-column table:style-name="Table1.A"/>
        <table:table-column table:style-name="Table1.B"/>
        <table:table-row>
          <table:table-cell table:style-name="Table1.A1" office:value-type="string">
            <text:p text:style-name="P10">šířka otevřených dveří</text:p>
          </table:table-cell>
          <table:table-cell table:style-name="Table1.A1" office:value-type="string">
            <text:p text:style-name="P10">120 cm</text:p>
          </table:table-cell>
        </table:table-row>
        <table:table-row>
          <table:table-cell table:style-name="Table1.A1" office:value-type="string">
            <text:p text:style-name="P10">vzdálenost otevřených dveří</text:p>
          </table:table-cell>
          <table:table-cell table:style-name="Table1.A1" office:value-type="string">
            <text:p text:style-name="P10">250 cm</text:p>
          </table:table-cell>
        </table:table-row>
        <table:table-row>
          <table:table-cell table:style-name="Table1.A1" office:value-type="string">
            <text:p text:style-name="P10">poloměr pro otevření (reakční <text:span text:style-name="T7">rádius</text:span>)</text:p>
          </table:table-cell>
          <table:table-cell table:style-name="Table1.A1" office:value-type="string">
            <text:p text:style-name="P10">125 cm</text:p>
          </table:table-cell>
        </table:table-row>
        <table:table-row>
          <table:table-cell table:style-name="Table1.A1" office:value-type="string">
            <text:p text:style-name="P10">doba otevírání dveří</text:p>
          </table:table-cell>
          <table:table-cell table:style-name="Table1.A1" office:value-type="string">
            <text:p text:style-name="P10">2,5 s</text:p>
          </table:table-cell>
        </table:table-row>
        <table:table-row>
          <table:table-cell table:style-name="Table1.A1" office:value-type="string">
            <text:p text:style-name="P10">doba zavírání dveří</text:p>
          </table:table-cell>
          <table:table-cell table:style-name="Table1.A1" office:value-type="string">
            <text:p text:style-name="P10">3 s</text:p>
          </table:table-cell>
        </table:table-row>
        <table:table-row>
          <table:table-cell table:style-name="Table1.A1" office:value-type="string">
            <text:p text:style-name="P10">reakční doba</text:p>
          </table:table-cell>
          <table:table-cell table:style-name="Table1.A1" office:value-type="string">
            <text:p text:style-name="P10">zanedbatelná</text:p>
          </table:table-cell>
        </table:table-row>
      </table:table>
      <text:p text:style-name="Tabulka">Tabulka 1: Naměřené parametry dveří</text:p>
      <text:p text:style-name="Text_20_body"><draw:frame draw:style-name="fr1" draw:name="Frame1" text:anchor-type="paragraph" svg:x="0.261cm" svg:y="0.226cm" svg:width="12.813cm" style:rel-width="scale" svg:height="10.356cm" style:rel-height="scale-min" draw:z-index="0"><draw:text-box><text:p text:style-name="Obrázek"><draw:frame draw:style-name="fr7" draw:name="graphics2" text:anchor-type="paragraph" svg:x="0cm" svg:y="0cm" svg:width="12.813cm" svg:height="9.089cm" draw:z-index="18"><draw:image xlink:href="Pictures/20000009000041D700002EB880E057E9.svm" xlink:type="simple" xlink:show="embed" xlink:actuate="onLoad"/></draw:frame><text:span text:style-name="Standardní_20_písmo_20_odstavce"><text:span text:style-name="T5"/></text:span></text:p><text:p text:style-name="Obrázek">Obrázek 1: Naměřené parametry prostoru</text:p></draw:text-box></draw:frame><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V tomto prostoru se pohybují chodci (pedestrians), kteří chodí z bodů S1, S2 do bodů S3, S4 a naopak. Každý chodec má určen vlastní cíl a rychlost chůze. Po dobu chůze je pak ovlivňován dalšími chodci, dveřmi (doors) a překážkami (obstacles).</text:p>
      <text:p text:style-name="Text_20_body">Dveře ovlivňují chodce těmito parametry:</text:p>
      <text:list xml:id="list36378590" text:style-name="L1">
        <text:list-item>
          <text:p text:style-name="P27">šířka (čím širší, tím více chodců může projít najednou)</text:p>
        </text:list-item>
        <text:list-item>
          <text:p text:style-name="P27">reakční <text:span text:style-name="T7">rádius</text:span> (zaregistruje-li čidlo chodce příliš pozdě, chodec bude muset počkat, než se dveře zastaví)</text:p>
        </text:list-item>
        <text:list-item>
          <text:p text:style-name="P27">doba otevírání a zavírání (otevírají<text:span text:style-name="T7">-li</text:span> se příliš pomalu, chodec musí počkat, než se dveře otevřou)</text:p>
        </text:list-item>
        <text:list-item>
          <text:p text:style-name="P27">prodleva před zavřením dveří při absenci pohybu</text:p>
        </text:list-item>
      </text:list>
      <text:p text:style-name="Text_20_body"/>
      <text:p text:style-name="Text_20_body">Překážky ovlivňují chodce pouze tím, kde jsou umístěny a jak jsou velké.</text:p>
      <text:p text:style-name="Text_20_body"/>
      <text:p text:style-name="Heading_20_1">Popis modelu</text:p>
      <text:p text:style-name="Text_20_body">Jeden patch odpovídá jednomu <text:span text:style-name="T7">decimetru</text:span> čtverečnímu, dva ticky odpovídají jedné sekundě.</text:p>
      <text:p text:style-name="P4">Model obsahuje dva typy agentů <text:span text:style-name="T7">– </text:span>chodce a dveře. V situačním plánu jsou černými patchi reprezentovány neprůchodné (ale průhledné) překážky, šedou reprezentují dveře. Barevné oblasti <text:span text:style-name="T7">na</text:span> okrajích plánu znázorňují „vstupy“ do modelu. V těchto oblastech jsou vkládáni noví chodci do modelu a jsou z něj zde také odebíráni.</text:p>
      <text:p text:style-name="Text_20_body">Chodci implementují jednoduché chování pro pohyb ze startu do cíle. Cíl je určen shodnou barv<text:span text:style-name="T7">o</text:span>u chodce. Dokud chodec neprojde dveřmi má za cíl bližší ze dvou dveří, když jimi projde, směřuje ke svému cíli.</text:p>
      <text:p text:style-name="Text_20_body">Chodci se navzájem naivně vyhýbají, pokud můžou. V případě, že uvíznou v zácpě, zcela se zastaví (ze své rychlosti na nulu) a čekají. Pokud se zácpa neuvolní, zamíří ke druhým dveřím. Při dosažení cíle je chodec odebrán z modelu.</text:p>
      <text:p text:style-name="Text_20_body">Rychlost každého chodce je náhodná z normální distribuce se střední hodnotou odpovídající 4,8 km/h. Rychlost je zdola i shora omezena. Hustota provozu je odvozena z reálných měření a lze ji nastavit posuvníkem pedestrian-density (hodnota odpovídá střední hodnotě Poissonova rozdělení).</text:p>
      <text:p text:style-name="Text_20_body">Dveře jsou agenti umístění v linii zdi a v modelu reprezentují spíše senzor dveří. Samotné dveře jsou reprezentovány šedými patchi na obě dvě strany od senzoru. Chování dveří ovlivňují čtyři parametry:</text:p>
      <text:list xml:id="list36375732" text:style-name="L2">
        <text:list-item>
          <text:p text:style-name="P32">door-width značí šířku dveří v počtu patchů, reálná hodnota je 12</text:p>
        </text:list-item>
        <text:list-item>
          <text:p text:style-name="P32">sensor-range je poloměr dosahu senzoru spouštějícího otevírání dveří, reálná hodnota je 12 <text:span text:style-name="T7">patchů</text:span></text:p>
        </text:list-item>
        <text:list-item>
          <text:p text:style-name="P32">time-to-close je počet ticků, za které se dveře plně otevřou, nebo plně zavřou<text:span text:style-name="T7">; r</text:span>eálná hodnota je 6 (tj. 3 sekundy); </text:p>
        </text:list-item>
        <text:list-item>
          <text:p text:style-name="P28">delay-before-closing je prodleva mezi okamžikem, kdy ustane pohyb v prostoru vymezeném sensor-range, a spuštěním zavírání dveří; ve skutečnosti je tato prodleva laicky nezměřitelná, tj. výchozí hodnota 0, ale v modelu je možné j<text:span text:style-name="T8">i</text:span> nastavit</text:p>
        </text:list-item>
      </text:list>
      <text:p text:style-name="Text_20_body">Parametry sensor-range a delay-before-closing lze měnit za běhu simulace a projeví se. door-width a time-to-close jsou použity pouze při počátečním nastavení modelu.</text:p>
      <text:p text:style-name="Text_20_body">V modelu je též přepínač door-on, který umožňuje odstranit dveře z modelu (z implementačních důvodů zůstávají agenti-senzory v modelu).</text:p>
      <text:p text:style-name="Text_20_body"><text:soft-page-break/>Podrobnější popis a použití modelu je přímo jeho součástí (záložka „Info“).</text:p>
      <text:p text:style-name="Heading_20_1">Výsledky</text:p>
      <text:p text:style-name="Text_20_body">Pomocí vlastního kódu jsme vygenerovali základní scénáře (setupy), které jsme následně testovali.</text:p>
      <text:p text:style-name="P5">Pro každou kombinaci jsme provedli 20 testů, trvajících 410 ticků, jejichž data se nám zaznamenávala do souboru, ten jsme následně zpracovali a vytvořili z nich grafy viz níže. (V případě, že by vás zajímala samotná vygenerovaná data, můžete si je stáhnout zde: <text:a xlink:type="simple" xlink:href="https://github.com/Mingan/complex-systems" office:target-frame-name="_top" xlink:show="replace">https://github.com/Mingan/complex-systems</text:a> – soubor csv obsahuje neupravená data, soubor ods pak zformátovaná a upravená data + níže zobrazené grafy – tento soubor byl vytvořen programem LibreOffice Calc).</text:p>
      <text:p text:style-name="P5"><text:span text:style-name="Standardní_20_písmo_20_odstavce"><text:span text:style-name="T9">V základu bylo</text:span></text:span> 9 <text:span text:style-name="T14">s</text:span>etupů s tím, že každý se spouštěl pro tři různé hustoty chodců (pedestrian-density) – <text:s/>tyto setupy znázorňuje následující tabulka:</text:p>
      <text:p text:style-name="Text_20_body"><draw:frame draw:style-name="fr1" draw:name="Frame2" text:anchor-type="paragraph" svg:x="1.321cm" svg:y="-0.12cm" svg:width="14.365cm" style:rel-width="scale" svg:height="5.699cm" style:rel-height="scale-min" draw:z-index="1"><draw:text-box><text:p text:style-name="Tabulka"><draw:frame draw:style-name="fr10" draw:name="Object1" text:anchor-type="paragraph" svg:x="0.06cm" svg:y="0.577cm" svg:width="14.303cm" svg:height="4.533cm" draw:z-index="5"><draw:object xlink:href="./Object 1" xlink:type="simple" xlink:show="embed" xlink:actuate="onLoad"/><draw:image xlink:href="./ObjectReplacements/Object 1" xlink:type="simple" xlink:show="embed" xlink:actuate="onLoad"/></draw:frame><text:span text:style-name="Standardní_20_písmo_20_odstavce"><text:span text:style-name="T6"/></text:span></text:p><text:p text:style-name="Tabulka">Tabulka 2: <text:span text:style-name="T14">9 základních setupů</text:span></text:p></draw:text-box></draw:frame></text:p>
      <text:p text:style-name="Heading_20_2"/>
      <text:p text:style-name="Heading_20_2"/>
      <text:p text:style-name="Heading_20_2"/>
      <text:p text:style-name="Heading_20_2"/>
      <text:p text:style-name="Heading_20_2"/>
      <text:p text:style-name="Heading_20_2">Průměrný počet chodců, kteří dosáhli cíle</text:p>
      <text:p text:style-name="Text_20_body"><draw:frame draw:style-name="fr2" draw:name="Frame3" text:anchor-type="paragraph" svg:width="15.201cm" style:rel-width="scale" svg:height="9.372cm" style:rel-height="scale-min" draw:z-index="2"><draw:text-box><text:p text:style-name="Graf"><draw:frame draw:style-name="fr8" draw:name="graphics3" text:anchor-type="paragraph" svg:x="0.127cm" svg:y="0.445cm" svg:width="14.924cm" svg:height="8.44cm" draw:z-index="6"><draw:image xlink:href="Pictures/2000000900003A4C000020F98E10FEB1.svm" xlink:type="simple" xlink:show="embed" xlink:actuate="onLoad"/></draw:frame><text:span text:style-name="Standardní_20_písmo_20_odstavce"><text:span text:style-name="T5"/></text:span></text:p><text:p text:style-name="Graf"><text:span text:style-name="Standardní_20_písmo_20_odstavce"><text:span text:style-name="T5"/></text:span></text:p><text:p text:style-name="Graf">Graf 1: Průměrný počet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Jak již nadpis napovídá, tento graf nám znázorňuje průměrný počet chodců, kteří dosáhli cíle za jednotku času (1 tick). Pro každý setup je zde uveden stav pro tři různé hustoty chodců (pedestrian-<text:soft-page-break/>density). Z následujícího grafu se dá vyčíst, že změny parametrů neměly větší vliv na tento ukazatel. </text:p>
      <text:p text:style-name="Heading_20_2">Průměrný „věk“ chodců, kteří dosáhli cíle</text:p>
      <text:p text:style-name="Text_20_body"><draw:frame draw:style-name="fr2" draw:name="Frame4" text:anchor-type="paragraph" svg:width="15.122cm" style:rel-width="scale" svg:height="9.22cm" style:rel-height="scale-min" draw:z-index="3"><draw:text-box><text:p text:style-name="Graf"><draw:frame draw:style-name="fr7" draw:name="graphics6" text:anchor-type="paragraph" svg:x="0cm" svg:y="0cm" svg:width="14.951cm" svg:height="8.521cm" draw:z-index="8"><draw:image xlink:href="Pictures/2000000900003A6600002149D6BCE339.svm" xlink:type="simple" xlink:show="embed" xlink:actuate="onLoad"/></draw:frame>Graf 2: Průměrný „věk“ chodců, kteří dosáhli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Věk <text:span text:style-name="T8">znamená:</text:span> jak dlouho chodci trvalo dostat se ze startu do cíle. (Připomínám, že jeden tick = 0,5 s).</text:p>
      <text:p text:style-name="Heading_20_2">Průměrný kumulativní součet chodců, kteří dosáhli svého cíle</text:p>
      <text:p text:style-name="Text_20_body"><draw:frame draw:style-name="fr2" draw:name="Frame6" text:anchor-type="paragraph" svg:width="14.975cm" style:rel-width="scale" svg:height="9.033cm" style:rel-height="scale-min" draw:z-index="4"><draw:text-box><text:p text:style-name="Graf"><draw:frame draw:style-name="fr7" draw:name="graphics5" text:anchor-type="paragraph" svg:x="0cm" svg:y="0cm" svg:width="14.975cm" svg:height="8.334cm" draw:z-index="7"><draw:image xlink:href="Pictures/2000000900003A800000208FB5215B6E.svm" xlink:type="simple" xlink:show="embed" xlink:actuate="onLoad"/></draw:frame>Graf 4: Průměrný kumulativní součet chodců, kteří dosáhli svého cíl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nto graf zobrazjue průměrný kumulativní součet chodců, kteří dosáhli svého cíle za daný úsek celého měření (210 ticků = 3min 25s). Tento graf víceméně kopíruje první graf, kde jsou ty hodnoty zachyceny formou průměr/tick.</text:p>
      <text:p text:style-name="P22"><text:soft-page-break/>Průměrná doba čekání chodců, kteří dosáhli cíle</text:p>
      <text:p text:style-name="P30"><draw:frame draw:style-name="fr2" draw:name="Frame5" text:anchor-type="paragraph" svg:width="14.898cm" style:rel-width="scale" svg:height="8.906cm" style:rel-height="scale-min" draw:z-index="19"><draw:text-box><text:p text:style-name="Graf"><draw:frame draw:style-name="fr7" draw:name="graphics4" text:anchor-type="paragraph" svg:x="0cm" svg:y="0cm" svg:width="14.898cm" svg:height="8.969cm" draw:z-index="20"><draw:image xlink:href="Pictures/2000000900003A310000230A06B48B07.svm" xlink:type="simple" xlink:show="embed" xlink:actuate="onLoad"/></draw:frame>Graf 3: Průměrná doba čekání chodců, kteří dosáhli cíle</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nto graf sleduje průměrně jak dlouho (kolik ticků) čeká jeden chodec v průběhu celé své cesty.</text:p>
      <text:h text:style-name="Heading_20_1" text:outline-level="1"><text:span text:style-name="T8">Podrobnější rozbor vlivu vybraných parametrů </text:span><text:span text:style-name="T10">na čekání chodců</text:span></text:h>
      <text:p text:style-name="P13"><text:span text:style-name="T14">Následující grafy podrobněji sledují vliv jednotlivých parametrů na čekání chodců. </text:span></text:p>
      <text:p text:style-name="P13"><text:span text:style-name="T14"/></text:p>
      <text:p text:style-name="P13"><text:span text:style-name="T10">Zajímavým </text:span><text:span text:style-name="T14">úkazem, který se v </text:span><text:span text:style-name="T15">následujících grafech</text:span><text:span text:style-name="T14"> pravidelně objevuje</text:span><text:span text:style-name="T10"> je </text:span><text:span text:style-name="T15">obecně</text:span><text:span text:style-name="T10"> nižší čekací doba při hustotě chodců 0,625 oproti 0,25. To si vysvětlujeme tím, že při hustotě 0,625 je proud plynulý a dveře se málokdy zavírají v důsledku nečinnosti v reakčním rádiusu. Chodci tak nemusí čekat, než se dveře otevřou. </text:span></text:p>
      <text:p text:style-name="P13"><text:span text:style-name="T10"/></text:p>
      <text:p text:style-name="P13"><text:span text:style-name="T10">Při maximální hustotě provozu dochází k zácpám a jelikož je náš model z praktických důvodů neřeší, vzniká zde poměrně vysoká odchylka a naměřená data již nejsou plně relevantní. </text:span></text:p>
      <text:h text:style-name="P24" text:outline-level="2">Vliv šířky dveří</text:h>
      <text:p text:style-name="P12"><draw:frame draw:style-name="fr3" draw:name="Frame7" text:anchor-type="paragraph" svg:x="0cm" svg:y="0cm" svg:width="17cm" draw:z-index="9"><draw:text-box fo:min-height="9.74cm"><text:p text:style-name="Graf"><draw:frame draw:style-name="fr9" draw:name="graphics7" text:anchor-type="paragraph" svg:x="0.004cm" svg:y="0.002cm" svg:width="17cm" style:rel-width="100%" svg:height="9.359cm" style:rel-height="scale" draw:z-index="10"><draw:image xlink:href="Pictures/20000009000044F100002FDBE0F2F532.svm" xlink:type="simple" xlink:show="embed" xlink:actuate="onLoad"/></draw:frame>Graf <text:span text:style-name="T10">5</text:span>: Vliv šířky dveří na čekání</text:p></draw:text-box></draw:frame><text:bookmark text:name="internal-source-marker_0.37006412042422443"/><text:span text:style-name="T10">Na ose X je zanesena šířka dveří, na ose Y je počet ticků, kolik chodci průměrně čekali. Z grafu je jasně viditelná tendence snižování čekacího času při rozšiřování dveří. </text:span></text:p>
      <text:p text:style-name="P11"><text:soft-page-break/></text:p>
      <text:h text:style-name="P25" text:outline-level="2">Vliv rychlosti otevírání/zavírání dveří</text:h>
      <text:p text:style-name="Text_20_body"><draw:frame draw:style-name="fr4" draw:name="Frame8" text:anchor-type="paragraph" svg:x="0cm" svg:y="0cm" svg:width="17cm" draw:z-index="11"><draw:text-box fo:min-height="9.543cm"><text:p text:style-name="Graf"><draw:frame draw:style-name="fr9" draw:name="graphics8" text:anchor-type="paragraph" svg:x="0.004cm" svg:y="0.002cm" svg:width="17cm" style:rel-width="100%" svg:height="8.8cm" style:rel-height="scale" draw:z-index="12"><draw:image xlink:href="Pictures/2000000900004526000030607B7E8532.svm" xlink:type="simple" xlink:show="embed" xlink:actuate="onLoad"/></draw:frame>Graf <text:span text:style-name="T11">6</text:span>: vliv rychlosti otevírání/zavírání dveří</text:p></draw:text-box></draw:frame></text:p>
      <text:p text:style-name="P31"><text:span text:style-name="T11">Na ose X je doba po kterou se dveře zavírají, nebo otevírají. Na ose Y je </text:span><text:span text:style-name="T10">počet ticků, kolik chodci průměrně čekali. </text:span><text:span text:style-name="T11">Při snižování této rychlosti se do určité hodnoty doba čekání zvyšuje. To zapříčiňuje především rychlejší zavírání dveří. Doba tedy narůstá o čekání na opětovné otevření dveří. Od rychlosti otevírání/zavírání za dva ticky a méně se doba čekání naopak krátí.</text:span></text:p>
      <text:h text:style-name="Heading_20_2" text:outline-level="2"><text:soft-page-break/><text:span text:style-name="T11">Vliv dosahu senzoru dveří</text:span></text:h>
      <text:p text:style-name="P18"><draw:frame draw:style-name="fr5" draw:name="Frame9" text:anchor-type="paragraph" svg:x="0.212cm" svg:y="-0.187cm" svg:width="17cm" draw:z-index="13"><draw:text-box fo:min-height="11.936cm"><text:p text:style-name="Graf"><draw:frame draw:style-name="fr9" draw:name="graphics9" text:anchor-type="paragraph" svg:x="0.004cm" svg:y="0.002cm" svg:width="17cm" style:rel-width="100%" svg:height="11.936cm" style:rel-height="scale" draw:z-index="14"><draw:image xlink:href="Pictures/200000090000450B0000307AB37B7165.svm" xlink:type="simple" xlink:show="embed" xlink:actuate="onLoad"/></draw:frame>Graf <text:span text:style-name="T11">7</text:span>: vliv dosahu sen<text:span text:style-name="T11">z</text:span>oru dveří</text:p></draw:text-box></draw:frame></text:p>
      <text:p text:style-name="P18"/>
      <text:p text:style-name="P18"/>
      <text:p text:style-name="P18"/>
      <text:p text:style-name="P18"/>
      <text:p text:style-name="P18"/>
      <text:p text:style-name="P18"/>
      <text:p text:style-name="P18"/>
      <text:p text:style-name="P18"/>
      <text:p text:style-name="P18"/>
      <text:p text:style-name="P8"/>
      <text:p text:style-name="P6"><text:span text:style-name="T11">Na ose X je dosah senzoru dveří. Na ose Y je </text:span><text:span text:style-name="T10">počet ticků, kolik chodci průměrně čekali. </text:span><text:span text:style-name="T11">Na grafu je vidět, že se zvyšováním dosahu senzoru se podstatně krátí průměrná doba čekání. </text:span></text:p>
      <text:h text:style-name="P26" text:outline-level="2">Vliv prodlevy před zavřením</text:h>
      <text:p text:style-name="P9"><draw:frame draw:style-name="fr4" draw:name="Frame10" text:anchor-type="paragraph" svg:x="0cm" svg:y="0cm" svg:width="17cm" draw:z-index="15"><draw:text-box fo:min-height="8.684cm"><text:p text:style-name="Graf"><draw:frame draw:style-name="fr9" draw:name="graphics10" text:anchor-type="paragraph" svg:x="0.004cm" svg:y="0.002cm" svg:width="17cm" style:rel-width="100%" svg:height="8.684cm" style:rel-height="scale" draw:z-index="16"><draw:image xlink:href="Pictures/200000090000448700002762A65B49AC.svm" xlink:type="simple" xlink:show="embed" xlink:actuate="onLoad"/></draw:frame>Graf <text:span text:style-name="T12">8</text:span>: vliv prodlevy před zavřením</text:p></draw:text-box></draw:frame></text:p>
      <text:p text:style-name="P7"><text:soft-page-break/><text:span text:style-name="T11">Na ose X je </text:span><text:span text:style-name="T12">doba nečinnosti v reakčním rádiusu, po které se dveře začnou zavírat.</text:span><text:span text:style-name="T11"> Na ose Y je </text:span><text:span text:style-name="T10">počet ticků, kolik chodci průměrně čekali. </text:span><text:span text:style-name="T12">Pokud prodleva roste, průměrné čekání klesá.</text:span></text:p>
      <text:h text:style-name="P19" text:outline-level="1">Rozšíření modelu o možnost zcela odstranit dveře</text:h>
      <text:p text:style-name="P29">Na základě návrhu ze cvičení jsme přidali možnost odstranit dveře úplně. V tomto případě tendence pokračuje jako při snižování času otevírání/zavírání dveří. Rozdíl však není velký. Na podrobnosti se můžete podívat v příloze (soubor analyza.xlsx – tento soubor byl vytvořen programem Microsoft Office Excel).</text:p>
      <text:h text:style-name="P19" text:outline-level="1">Příloha</text:h>
      <text:p text:style-name="P29">Data a další zde neuváděné grafy si můžete prohlédnout v příloze analyza.xlsx (tento soubor byl vytvořen programem Microsoft Office Excel).</text:p>
      <text:p text:style-name="P18">Závěr</text:p>
      <text:p text:style-name="Text_20_body">Pomocí tohoto modelu jsme se dozvěděli, že zvolené sledované parametry dveří a prostoru na hlavním nádraží jsou zvoleny dobře a většinu času je zde provoz volný. Občas se však mohou vytvořit mírné zácpy – pro jejich předejití by pak mohla velmi dobře posloužit změna reakčního r<text:span text:style-name="T13">á</text:span>diusu čidla dveří, a náročnější, ale neméně efektivní úpravou, by pak bylo rozšíření dveří. <text:span text:style-name="T14">V případě, že by to bylo možné, by také pomohlo nastavit prodlevu před zavřením dveří.</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cs" fo:country="CZ"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cs" fo:country="CZ"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ální"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Seznam"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abulka" style:family="paragraph" style:parent-style-name="Caption">
      <style:paragraph-properties fo:hyphenation-ladder-count="no-limit"/>
      <style:text-properties fo:hyphenate="false"/>
    </style:style>
    <style:style style:name="Obrázek" style:family="paragraph" style:parent-style-name="Caption">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Graf" style:family="paragraph" style:parent-style-name="Caption">
      <style:paragraph-properties fo:hyphenation-ladder-count="no-limit"/>
      <style:text-properties fo:hyphenate="false"/>
    </style:style>
    <style:style style:name="Text_20_bubliny" style:display-name="Text bubliny" style:family="paragraph" style:parent-style-name="Normální">
      <style:paragraph-properties fo:hyphenation-ladder-count="no-limit"/>
      <style:text-properties style:font-name="Tahoma" fo:font-size="8pt" style:font-size-asian="8pt" style:font-size-complex="7pt" fo:hyphenate="false"/>
    </style:style>
    <style:style style:name="Frame_20_contents" style:display-name="Frame contents" style:family="paragraph" style:parent-style-name="Text_20_body" style:class="extra"/>
    <style:style style:name="Standardní_20_písmo_20_odstavce" style:display-name="Standardní písmo odstavce"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_20_bubliny_20_Char" style:display-name="Text bubliny Char" style:family="text" style:parent-style-name="Standardní_20_písmo_20_odstavce">
      <style:text-properties style:font-name="Tahoma" fo:font-size="8pt" style:font-size-asian="8pt" style:font-size-complex="7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F1" style:page-layout-name="Mpm2" style:next-style-name="M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Mingan</meta:initial-creator>
    <meta:creation-date>2012-12-06T22:01:00Z</meta:creation-date>
    <dc:date>2012-12-23T16:47:10.06</dc:date>
    <meta:editing-cycles>7</meta:editing-cycles>
    <meta:editing-duration>PT1H24M2S</meta:editing-duration>
    <meta:document-statistic meta:table-count="1" meta:image-count="10" meta:object-count="1" meta:page-count="10" meta:paragraph-count="85" meta:word-count="1369" meta:character-count="8823" meta:non-whitespace-character-count="7534"/>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9cm"/>
    </style:style>
    <style:style style:name="co3" style:family="table-column">
      <style:table-column-properties fo:break-before="auto" style:column-width="2.93cm"/>
    </style:style>
    <style:style style:name="co4" style:family="table-column">
      <style:table-column-properties fo:break-before="auto" style:column-width="2.57cm"/>
    </style:style>
    <style:style style:name="co5" style:family="table-column">
      <style:table-column-properties fo:break-before="auto" style:column-width="3.78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66" fo:border="0.06pt solid #000000"/>
      <style:text-properties fo:font-weight="bold" style:font-weight-asian="bold" style:font-weight-complex="bold"/>
    </style:style>
    <style:style style:name="ce2" style:family="table-cell" style:parent-style-name="Default">
      <style:table-cell-properties fo:background-color="#ff6633" fo:border="0.06pt solid #000000"/>
      <style:text-properties fo:color="#ffffff" fo:font-weight="bold" style:font-weight-asian="bold" style:font-weight-complex="bold"/>
    </style:style>
    <style:style style:name="ce3" style:family="table-cell" style:parent-style-name="Default">
      <style:table-cell-properties fo:border="0.06pt solid #000000"/>
    </style:style>
  </office:automatic-styles>
  <office:body>
    <office:spreadsheet>
      <table:table table:name="formatted data"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8">
          <table:table-cell table:number-columns-repeated="11"/>
        </table:table-row>
        <table:table-row table:style-name="ro2">
          <table:table-cell table:number-columns-repeated="6"/>
          <table:table-cell table:style-name="ce1" office:value-type="string">
            <text:p>Setup/variable</text:p>
          </table:table-cell>
          <table:table-cell table:style-name="ce1" office:value-type="string">
            <text:p>Door-width</text:p>
          </table:table-cell>
          <table:table-cell table:style-name="ce1" office:value-type="string">
            <text:p>Sensor-range</text:p>
          </table:table-cell>
          <table:table-cell table:style-name="ce1" office:value-type="string">
            <text:p>Time-to-close</text:p>
          </table:table-cell>
          <table:table-cell table:style-name="ce1" office:value-type="string">
            <text:p>Delay-before-closing</text:p>
          </table:table-cell>
        </table:table-row>
        <table:table-row table:style-name="ro1">
          <table:table-cell table:number-columns-repeated="6"/>
          <table:table-cell table:style-name="ce2" office:value-type="float" office:value="1">
            <text:p>1</text:p>
          </table:table-cell>
          <table:table-cell table:number-columns-repeated="2" table:style-name="ce3" office:value-type="float" office:value="12">
            <text:p>12</text:p>
          </table:table-cell>
          <table:table-cell table:style-name="ce3" office:value-type="float" office:value="6">
            <text:p>6</text:p>
          </table:table-cell>
          <table:table-cell table:style-name="ce3" office:value-type="float" office:value="0">
            <text:p>0</text:p>
          </table:table-cell>
        </table:table-row>
        <table:table-row table:style-name="ro1">
          <table:table-cell table:number-columns-repeated="6"/>
          <table:table-cell table:style-name="ce2" office:value-type="float" office:value="2">
            <text:p>2</text:p>
          </table:table-cell>
          <table:table-cell table:style-name="ce3" office:value-type="float" office:value="12">
            <text:p>12</text:p>
          </table:table-cell>
          <table:table-cell table:style-name="ce3" office:value-type="float" office:value="15">
            <text:p>15</text:p>
          </table:table-cell>
          <table:table-cell table:style-name="ce3" office:value-type="float" office:value="8">
            <text:p>8</text:p>
          </table:table-cell>
          <table:table-cell table:style-name="ce3" office:value-type="float" office:value="0">
            <text:p>0</text:p>
          </table:table-cell>
        </table:table-row>
        <table:table-row table:style-name="ro1">
          <table:table-cell table:number-columns-repeated="6"/>
          <table:table-cell table:style-name="ce2" office:value-type="float" office:value="3">
            <text:p>3</text:p>
          </table:table-cell>
          <table:table-cell table:style-name="ce3" office:value-type="float" office:value="12">
            <text:p>12</text:p>
          </table:table-cell>
          <table:table-cell table:style-name="ce3" office:value-type="float" office:value="20">
            <text:p>20</text:p>
          </table:table-cell>
          <table:table-cell table:style-name="ce3" office:value-type="float" office:value="10">
            <text:p>10</text:p>
          </table:table-cell>
          <table:table-cell table:style-name="ce3" office:value-type="float" office:value="0">
            <text:p>0</text:p>
          </table:table-cell>
        </table:table-row>
        <table:table-row table:style-name="ro1">
          <table:table-cell table:number-columns-repeated="6"/>
          <table:table-cell table:style-name="ce2" office:value-type="float" office:value="4">
            <text:p>4</text:p>
          </table:table-cell>
          <table:table-cell table:number-columns-repeated="2" table:style-name="ce3" office:value-type="float" office:value="12">
            <text:p>12</text:p>
          </table:table-cell>
          <table:table-cell table:style-name="ce3" office:value-type="float" office:value="3">
            <text:p>3</text:p>
          </table:table-cell>
          <table:table-cell table:style-name="ce3" office:value-type="float" office:value="0">
            <text:p>0</text:p>
          </table:table-cell>
        </table:table-row>
        <table:table-row table:style-name="ro1">
          <table:table-cell table:number-columns-repeated="6"/>
          <table:table-cell table:style-name="ce2" office:value-type="float" office:value="5">
            <text:p>5</text:p>
          </table:table-cell>
          <table:table-cell table:number-columns-repeated="2" table:style-name="ce3" office:value-type="float" office:value="12">
            <text:p>12</text:p>
          </table:table-cell>
          <table:table-cell table:style-name="ce3" office:value-type="float" office:value="1">
            <text:p>1</text:p>
          </table:table-cell>
          <table:table-cell table:style-name="ce3" office:value-type="float" office:value="0">
            <text:p>0</text:p>
          </table:table-cell>
        </table:table-row>
        <table:table-row table:style-name="ro1">
          <table:table-cell table:number-columns-repeated="6"/>
          <table:table-cell table:style-name="ce2" office:value-type="float" office:value="6">
            <text:p>6</text:p>
          </table:table-cell>
          <table:table-cell table:number-columns-repeated="2" table:style-name="ce3" office:value-type="float" office:value="12">
            <text:p>12</text:p>
          </table:table-cell>
          <table:table-cell table:style-name="ce3" office:value-type="float" office:value="6">
            <text:p>6</text:p>
          </table:table-cell>
          <table:table-cell table:style-name="ce3" office:value-type="float" office:value="2">
            <text:p>2</text:p>
          </table:table-cell>
        </table:table-row>
        <table:table-row table:style-name="ro1">
          <table:table-cell table:number-columns-repeated="6"/>
          <table:table-cell table:style-name="ce2" office:value-type="float" office:value="7">
            <text:p>7</text:p>
          </table:table-cell>
          <table:table-cell table:number-columns-repeated="2" table:style-name="ce3" office:value-type="float" office:value="12">
            <text:p>12</text:p>
          </table:table-cell>
          <table:table-cell table:number-columns-repeated="2" table:style-name="ce3" office:value-type="float" office:value="6">
            <text:p>6</text:p>
          </table:table-cell>
        </table:table-row>
        <table:table-row table:style-name="ro1">
          <table:table-cell table:number-columns-repeated="6"/>
          <table:table-cell table:style-name="ce2" office:value-type="float" office:value="8">
            <text:p>8</text:p>
          </table:table-cell>
          <table:table-cell table:style-name="ce3" office:value-type="float" office:value="18">
            <text:p>18</text:p>
          </table:table-cell>
          <table:table-cell table:style-name="ce3" office:value-type="float" office:value="12">
            <text:p>12</text:p>
          </table:table-cell>
          <table:table-cell table:style-name="ce3" office:value-type="float" office:value="6">
            <text:p>6</text:p>
          </table:table-cell>
          <table:table-cell table:style-name="ce3" office:value-type="float" office:value="0">
            <text:p>0</text:p>
          </table:table-cell>
        </table:table-row>
        <table:table-row table:style-name="ro1">
          <table:table-cell table:number-columns-repeated="6"/>
          <table:table-cell table:style-name="ce2" office:value-type="float" office:value="9">
            <text:p>9</text:p>
          </table:table-cell>
          <table:table-cell table:style-name="ce3" office:value-type="float" office:value="24">
            <text:p>24</text:p>
          </table:table-cell>
          <table:table-cell table:style-name="ce3" office:value-type="float" office:value="12">
            <text:p>12</text:p>
          </table:table-cell>
          <table:table-cell table:style-name="ce3" office:value-type="float" office:value="6">
            <text:p>6</text:p>
          </table:table-cell>
          <table:table-cell table:style-name="ce3"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3">00.00.0000</text:date>, <text:time style:data-style-name="N2" text:time-value="0000-00-00T16:26:15.06">00:00:00</text:time></text:p>
        </style:region-right>
      </style:header>
      <style:header-left style:display="false"/>
      <style:footer>
        <text:p>Page <text:page-number>1</text:page-number> / <text:page-count>99</text:page-count></text:p>
      </style:footer>
      <style:footer-left style:display="false"/>
    </style:master-page>
  </office:master-styles>
</office:document-styles>
</file>